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4ca859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Title">
      <style:text-properties fo:font-size="32pt" officeooo:paragraph-rsid="001dc34f" style:font-size-asian="32pt" style:font-size-complex="3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3454c2"/>
    </style:style>
    <style:style style:name="P18" style:family="paragraph" style:parent-style-name="Standard">
      <style:paragraph-properties fo:text-align="start" style:justify-single-word="false"/>
      <style:text-properties officeooo:paragraph-rsid="004ca859"/>
    </style:style>
    <style:style style:name="P19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0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Standard">
      <style:paragraph-properties style:page-number="1" fo:break-before="page"/>
    </style:style>
    <style:style style:name="P27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2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518c8" officeooo:paragraph-rsid="007518c8"/>
    </style:style>
    <style:style style:name="P29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518c8" officeooo:paragraph-rsid="007518c8"/>
    </style:style>
    <style:style style:name="P3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18c8" officeooo:paragraph-rsid="007518c8"/>
    </style:style>
    <style:style style:name="P3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18c8" officeooo:paragraph-rsid="007518c8"/>
    </style:style>
    <style:style style:name="P3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dc18" officeooo:paragraph-rsid="0075dc18"/>
    </style:style>
    <style:style style:name="P3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dc18" officeooo:paragraph-rsid="0075dc18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ffbf9" officeooo:paragraph-rsid="008ffbf9"/>
    </style:style>
    <style:style style:name="P3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fffea" officeooo:paragraph-rsid="008fffea"/>
    </style:style>
    <style:style style:name="P3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9f976e" officeooo:paragraph-rsid="009f976e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39" style:family="paragraph" style:parent-style-name="Standard" style:list-style-name="L16">
      <style:paragraph-properties fo:text-align="justify" style:justify-single-word="false"/>
      <style:text-properties style:font-name="Georgia" officeooo:paragraph-rsid="009a8cf7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9c6a39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9f976e" style:font-name-asian="Georgia1" style:font-name-complex="Georgia1"/>
    </style:style>
    <style:style style:name="P42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5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6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a9e46f" style:font-name-asian="Georgia1" style:font-name-complex="Georgia1"/>
    </style:style>
    <style:style style:name="P47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8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9" style:family="paragraph" style:parent-style-name="Standard">
      <style:text-properties style:font-name="Georgia" officeooo:rsid="007518c8" officeooo:paragraph-rsid="007518c8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78ec10" officeooo:paragraph-rsid="0078ec10" style:font-name-asian="Georgia1" style:font-name-complex="Georgia1"/>
    </style:style>
    <style:style style:name="P51" style:family="paragraph" style:parent-style-name="Standard">
      <style:paragraph-properties fo:text-align="justify" style:justify-single-word="false"/>
      <style:text-properties style:font-name="Georgia" officeooo:rsid="007c8910" officeooo:paragraph-rsid="007c8910" style:font-name-asian="Georgia1" style:font-name-complex="Georgia1"/>
    </style:style>
    <style:style style:name="P52" style:family="paragraph" style:parent-style-name="Standard" style:list-style-name="L12">
      <style:paragraph-properties fo:text-align="justify" style:justify-single-word="false"/>
      <style:text-properties style:font-name="Georgia" officeooo:rsid="007d3f60" officeooo:paragraph-rsid="007d3f60" style:font-name-asian="Georgia1" style:font-name-complex="Georgia1"/>
    </style:style>
    <style:style style:name="P53" style:family="paragraph" style:parent-style-name="Standard">
      <style:paragraph-properties fo:text-align="justify" style:justify-single-word="false"/>
      <style:text-properties style:font-name="Georgia" officeooo:rsid="007f18c6" officeooo:paragraph-rsid="007f18c6" style:font-name-asian="Georgia1" style:font-name-complex="Georgia1"/>
    </style:style>
    <style:style style:name="P54" style:family="paragraph" style:parent-style-name="Standard" style:list-style-name="L14">
      <style:paragraph-properties fo:text-align="justify" style:justify-single-word="false"/>
      <style:text-properties style:font-name="Georgia" officeooo:rsid="007f18c6" officeooo:paragraph-rsid="007f18c6" style:font-name-asian="Georgia1" style:font-name-complex="Georgia1"/>
    </style:style>
    <style:style style:name="P55" style:family="paragraph" style:parent-style-name="Standard" style:list-style-name="L14">
      <style:paragraph-properties fo:text-align="justify" style:justify-single-word="false"/>
      <style:text-properties style:font-name="Georgia" officeooo:rsid="007f7cf1" officeooo:paragraph-rsid="007f7cf1" style:font-name-asian="Georgia1" style:font-name-complex="Georgia1"/>
    </style:style>
    <style:style style:name="P56" style:family="paragraph" style:parent-style-name="Standard" style:list-style-name="L14">
      <style:paragraph-properties fo:text-align="justify" style:justify-single-word="false"/>
      <style:text-properties style:font-name="Georgia" officeooo:rsid="00805ceb" officeooo:paragraph-rsid="00805ceb" style:font-name-asian="Georgia1" style:font-name-complex="Georgia1"/>
    </style:style>
    <style:style style:name="P57" style:family="paragraph" style:parent-style-name="Standard" style:list-style-name="L14">
      <style:paragraph-properties fo:text-align="justify" style:justify-single-word="false"/>
      <style:text-properties style:font-name="Georgia" officeooo:rsid="0082a766" officeooo:paragraph-rsid="0082a766" style:font-name-asian="Georgia1" style:font-name-complex="Georgia1"/>
    </style:style>
    <style:style style:name="P58" style:family="paragraph" style:parent-style-name="Standard">
      <style:paragraph-properties fo:text-align="justify" style:justify-single-word="false"/>
      <style:text-properties style:font-name="Georgia" officeooo:rsid="008c0285" officeooo:paragraph-rsid="008c0285" style:font-name-asian="Georgia1" style:font-name-complex="Georgia1"/>
    </style:style>
    <style:style style:name="P59" style:family="paragraph" style:parent-style-name="Standard">
      <style:paragraph-properties fo:text-align="justify" style:justify-single-word="false"/>
      <style:text-properties style:font-name="Georgia" officeooo:rsid="00915927" officeooo:paragraph-rsid="00915927" style:font-name-asian="Georgia1" style:font-name-complex="Georgia1"/>
    </style:style>
    <style:style style:name="P60" style:family="paragraph" style:parent-style-name="Standard" style:list-style-name="L12">
      <style:paragraph-properties fo:text-align="justify" style:justify-single-word="false"/>
      <style:text-properties style:font-name="Georgia" officeooo:rsid="00951e5f" officeooo:paragraph-rsid="00951e5f" style:font-name-asian="Georgia1" style:font-name-complex="Georgia1"/>
    </style:style>
    <style:style style:name="P61" style:family="paragraph" style:parent-style-name="Standard" style:list-style-name="L10">
      <style:paragraph-properties fo:text-align="justify" style:justify-single-word="false"/>
      <style:text-properties style:font-name="Georgia" officeooo:rsid="00951e5f" officeooo:paragraph-rsid="00962c4b" style:font-name-asian="Georgia1" style:font-name-complex="Georgia1"/>
    </style:style>
    <style:style style:name="P62" style:family="paragraph" style:parent-style-name="Standard">
      <style:paragraph-properties fo:text-align="justify" style:justify-single-word="false"/>
      <style:text-properties style:font-name="Georgia" officeooo:rsid="00984ec3" officeooo:paragraph-rsid="00984ec3" style:font-name-asian="Georgia1" style:font-name-complex="Georgia1"/>
    </style:style>
    <style:style style:name="P63" style:family="paragraph" style:parent-style-name="Standard" style:list-style-name="L16">
      <style:paragraph-properties fo:text-align="justify" style:justify-single-word="false"/>
      <style:text-properties style:font-name="Georgia" officeooo:rsid="0099d4d8" officeooo:paragraph-rsid="0099d4d8" style:font-name-asian="Georgia1" style:font-name-complex="Georgia1"/>
    </style:style>
    <style:style style:name="P64" style:family="paragraph" style:parent-style-name="Standard" style:list-style-name="L16">
      <style:paragraph-properties fo:text-align="justify" style:justify-single-word="false"/>
      <style:text-properties style:font-name="Georgia" officeooo:rsid="009c6a39" officeooo:paragraph-rsid="009c6a39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9c6a39" officeooo:paragraph-rsid="009c6a39" style:font-name-asian="Georgia1" style:font-name-complex="Georgia1"/>
    </style:style>
    <style:style style:name="P66" style:family="paragraph" style:parent-style-name="Standard" style:list-style-name="L17">
      <style:paragraph-properties fo:text-align="justify" style:justify-single-word="false"/>
      <style:text-properties style:font-name="Georgia" officeooo:rsid="009c6a39" officeooo:paragraph-rsid="009c6a39" style:font-name-asian="Georgia1" style:font-name-complex="Georgia1"/>
    </style:style>
    <style:style style:name="P67" style:family="paragraph" style:parent-style-name="Standard" style:list-style-name="L18">
      <style:paragraph-properties fo:text-align="justify" style:justify-single-word="false"/>
      <style:text-properties style:font-name="Georgia" officeooo:rsid="009c6a39" officeooo:paragraph-rsid="009c6a39" style:font-name-asian="Georgia1" style:font-name-complex="Georgia1"/>
    </style:style>
    <style:style style:name="P68" style:family="paragraph" style:parent-style-name="Standard">
      <style:paragraph-properties fo:text-align="justify" style:justify-single-word="false"/>
      <style:text-properties style:font-name="Georgia" officeooo:rsid="009c6a39" officeooo:paragraph-rsid="009d6f59" style:font-name-asian="Georgia1" style:font-name-complex="Georgia1"/>
    </style:style>
    <style:style style:name="P69" style:family="paragraph" style:parent-style-name="Standard">
      <style:paragraph-properties fo:text-align="justify" style:justify-single-word="false"/>
      <style:text-properties style:font-name="Georgia" officeooo:rsid="009d6f59" officeooo:paragraph-rsid="009d6f59" style:font-name-asian="Georgia1" style:font-name-complex="Georgia1"/>
    </style:style>
    <style:style style:name="P70" style:family="paragraph" style:parent-style-name="Standard" style:list-style-name="L17">
      <style:paragraph-properties fo:text-align="justify" style:justify-single-word="false"/>
      <style:text-properties style:font-name="Georgia" officeooo:rsid="009d6f59" officeooo:paragraph-rsid="009d6f59" style:font-name-asian="Georgia1" style:font-name-complex="Georgia1"/>
    </style:style>
    <style:style style:name="P71" style:family="paragraph" style:parent-style-name="Standard">
      <style:paragraph-properties fo:text-align="justify" style:justify-single-word="false"/>
      <style:text-properties style:font-name="Georgia" officeooo:rsid="009f976e" officeooo:paragraph-rsid="009f976e" style:font-name-asian="Georgia1" style:font-name-complex="Georgia1"/>
    </style:style>
    <style:style style:name="P72" style:family="paragraph" style:parent-style-name="Standard">
      <style:paragraph-properties fo:text-align="justify" style:justify-single-word="false"/>
      <style:text-properties style:font-name="Georgia" officeooo:rsid="00a06c7a" officeooo:paragraph-rsid="00a06c7a" style:font-name-asian="Georgia1" style:font-name-complex="Georgia1"/>
    </style:style>
    <style:style style:name="P7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a06c7a" officeooo:paragraph-rsid="00a06c7a" style:font-name-asian="Georgia1" style:font-name-complex="Georgia1"/>
    </style:style>
    <style:style style:name="P74" style:family="paragraph" style:parent-style-name="Standard">
      <style:paragraph-properties fo:text-align="justify" style:justify-single-word="false"/>
      <style:text-properties style:font-name="Georgia" officeooo:rsid="00a23e12" officeooo:paragraph-rsid="00a23e12" style:font-name-asian="Georgia1" style:font-name-complex="Georgia1"/>
    </style:style>
    <style:style style:name="P7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a23e12" officeooo:paragraph-rsid="00a23e12" style:font-name-asian="Georgia1" style:font-name-complex="Georgia1"/>
    </style:style>
    <style:style style:name="P76" style:family="paragraph" style:parent-style-name="Standard" style:list-style-name="L19">
      <style:paragraph-properties fo:text-align="justify" style:justify-single-word="false"/>
      <style:text-properties style:font-name="Georgia" officeooo:rsid="00a23e12" officeooo:paragraph-rsid="00a23e12" style:font-name-asian="Georgia1" style:font-name-complex="Georgia1"/>
    </style:style>
    <style:style style:name="P77" style:family="paragraph" style:parent-style-name="Standard">
      <style:paragraph-properties fo:text-align="justify" style:justify-single-word="false"/>
      <style:text-properties style:font-name="Georgia" officeooo:rsid="00a4d993" officeooo:paragraph-rsid="00a4d993" style:font-name-asian="Georgia1" style:font-name-complex="Georgia1"/>
    </style:style>
    <style:style style:name="P78" style:family="paragraph" style:parent-style-name="Standard">
      <style:paragraph-properties fo:text-align="justify" style:justify-single-word="false"/>
      <style:text-properties style:font-name="Georgia" officeooo:rsid="00a6ca6a" officeooo:paragraph-rsid="00a6ca6a" style:font-name-asian="Georgia1" style:font-name-complex="Georgia1"/>
    </style:style>
    <style:style style:name="P7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aac070" officeooo:paragraph-rsid="00aac070" style:font-name-asian="Georgia1" style:font-name-complex="Georgia1"/>
    </style:style>
    <style:style style:name="P80" style:family="paragraph" style:parent-style-name="Standard">
      <style:paragraph-properties fo:text-align="justify" style:justify-single-word="false"/>
      <style:text-properties style:font-name="Georgia" officeooo:rsid="00b056c3" officeooo:paragraph-rsid="00b056c3" style:font-name-asian="Georgia1" style:font-name-complex="Georgia1"/>
    </style:style>
    <style:style style:name="P81" style:family="paragraph" style:parent-style-name="Standard" style:list-style-name="L14">
      <style:paragraph-properties fo:text-align="justify" style:justify-single-word="false"/>
      <style:text-properties style:font-name="Georgia" style:text-underline-style="solid" style:text-underline-width="auto" style:text-underline-color="font-color" officeooo:rsid="007f18c6" officeooo:paragraph-rsid="007f18c6" style:font-name-asian="Georgia1" style:font-name-complex="Georgia1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Georgia" style:text-underline-style="solid" style:text-underline-width="auto" style:text-underline-color="font-color" officeooo:rsid="00aac070" officeooo:paragraph-rsid="00aac070" style:font-name-asian="Georgia1" style:font-name-complex="Georgia1"/>
    </style:style>
    <style:style style:name="P83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b0aa41" officeooo:paragraph-rsid="00b0aa41" style:font-name-asian="Georgia1" style:font-name-complex="Georgia1"/>
    </style:style>
    <style:style style:name="P84" style:family="paragraph" style:parent-style-name="Standard">
      <style:paragraph-properties fo:text-align="center" style:justify-single-word="false"/>
      <style:text-properties style:font-name="Georgia" fo:font-size="13pt" fo:font-weight="bold" officeooo:rsid="009c6a39" officeooo:paragraph-rsid="009c6a39" style:font-name-asian="Georgia1" style:font-size-asian="13pt" style:font-weight-asian="bold" style:font-name-complex="Georgia1" style:font-size-complex="13pt" style:font-weight-complex="bold"/>
    </style:style>
    <style:style style:name="P85" style:family="paragraph" style:parent-style-name="Standard" style:master-page-name="First_20_Page">
      <style:paragraph-properties fo:text-align="center" style:justify-single-word="false" style:page-number="auto"/>
    </style:style>
    <style:style style:name="P86" style:family="paragraph" style:parent-style-name="Standard" style:list-style-name="L9">
      <style:paragraph-properties fo:text-align="justify" style:justify-single-word="false"/>
      <style:text-properties officeooo:paragraph-rsid="0078ec10"/>
    </style:style>
    <style:style style:name="P87" style:family="paragraph" style:parent-style-name="Standard" style:list-style-name="L9">
      <style:paragraph-properties fo:text-align="justify" style:justify-single-word="false"/>
      <style:text-properties officeooo:paragraph-rsid="007a24a6"/>
    </style:style>
    <style:style style:name="P88" style:family="paragraph" style:parent-style-name="Standard" style:list-style-name="L15">
      <style:paragraph-properties fo:text-align="justify" style:justify-single-word="false"/>
      <style:text-properties officeooo:paragraph-rsid="0088cb5e"/>
    </style:style>
    <style:style style:name="P89" style:family="paragraph" style:parent-style-name="Standard" style:list-style-name="L15">
      <style:paragraph-properties fo:text-align="justify" style:justify-single-word="false"/>
      <style:text-properties officeooo:paragraph-rsid="0089709c"/>
    </style:style>
    <style:style style:name="P90" style:family="paragraph" style:parent-style-name="Standard" style:list-style-name="L15">
      <style:paragraph-properties fo:text-align="justify" style:justify-single-word="false"/>
      <style:text-properties officeooo:paragraph-rsid="008a3117"/>
    </style:style>
    <style:style style:name="P91" style:family="paragraph" style:parent-style-name="Standard" style:list-style-name="L9">
      <style:paragraph-properties fo:text-align="justify" style:justify-single-word="false"/>
      <style:text-properties officeooo:rsid="007a24a6" officeooo:paragraph-rsid="007a24a6"/>
    </style:style>
    <style:style style:name="P92" style:family="paragraph" style:parent-style-name="Standard" style:list-style-name="L9">
      <style:paragraph-properties fo:text-align="justify" style:justify-single-word="false"/>
      <style:text-properties officeooo:rsid="007a24a6" officeooo:paragraph-rsid="007ad4e1"/>
    </style:style>
    <style:style style:name="P93" style:family="paragraph" style:parent-style-name="Standard" style:list-style-name="L10">
      <style:paragraph-properties fo:text-align="justify" style:justify-single-word="false"/>
      <style:text-properties officeooo:rsid="007a24a6" officeooo:paragraph-rsid="007c8910"/>
    </style:style>
    <style:style style:name="P94" style:family="paragraph" style:parent-style-name="Standard" style:list-style-name="L9">
      <style:paragraph-properties fo:text-align="justify" style:justify-single-word="false"/>
      <style:text-properties officeooo:rsid="00951e5f" officeooo:paragraph-rsid="00951e5f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518c8" style:font-name-asian="Georgia1" style:font-name-complex="Georgia1"/>
    </style:style>
    <style:style style:name="T6" style:family="text">
      <style:text-properties style:font-name="Georgia" officeooo:rsid="0078ec10" style:font-name-asian="Georgia1" style:font-name-complex="Georgia1"/>
    </style:style>
    <style:style style:name="T7" style:family="text">
      <style:text-properties style:font-name="Georgia" officeooo:rsid="007a24a6" style:font-name-asian="Georgia1" style:font-name-complex="Georgia1"/>
    </style:style>
    <style:style style:name="T8" style:family="text">
      <style:text-properties style:font-name="Georgia" officeooo:rsid="0088cb5e" style:font-name-asian="Georgia1" style:font-name-complex="Georgia1"/>
    </style:style>
    <style:style style:name="T9" style:family="text">
      <style:text-properties style:font-name="Georgia" officeooo:rsid="0089709c" style:font-name-asian="Georgia1" style:font-name-complex="Georgia1"/>
    </style:style>
    <style:style style:name="T10" style:family="text">
      <style:text-properties style:font-name="Georgia" officeooo:rsid="00899022" style:font-name-asian="Georgia1" style:font-name-complex="Georgia1"/>
    </style:style>
    <style:style style:name="T11" style:family="text">
      <style:text-properties style:font-name="Georgia" officeooo:rsid="008a3117" style:font-name-asian="Georgia1" style:font-name-complex="Georgia1"/>
    </style:style>
    <style:style style:name="T12" style:family="text">
      <style:text-properties officeooo:rsid="003812f9"/>
    </style:style>
    <style:style style:name="T13" style:family="text">
      <style:text-properties officeooo:rsid="0033e01d"/>
    </style:style>
    <style:style style:name="T14" style:family="text">
      <style:text-properties officeooo:rsid="001dc34f"/>
    </style:style>
    <style:style style:name="T15" style:family="text">
      <style:text-properties officeooo:rsid="003d08c6"/>
    </style:style>
    <style:style style:name="T16" style:family="text">
      <style:text-properties officeooo:rsid="003a0c7e"/>
    </style:style>
    <style:style style:name="T17" style:family="text">
      <style:text-properties officeooo:rsid="0073d874"/>
    </style:style>
    <style:style style:name="T18" style:family="text">
      <style:text-properties officeooo:rsid="007518c8"/>
    </style:style>
    <style:style style:name="T19" style:family="text">
      <style:text-properties officeooo:rsid="0075dc18"/>
    </style:style>
    <style:style style:name="T20" style:family="text">
      <style:text-properties officeooo:rsid="007ad4e1"/>
    </style:style>
    <style:style style:name="T21" style:family="text">
      <style:text-properties officeooo:rsid="007c8910"/>
    </style:style>
    <style:style style:name="T22" style:family="text">
      <style:text-properties officeooo:rsid="0081f836"/>
    </style:style>
    <style:style style:name="T23" style:family="text">
      <style:text-properties officeooo:rsid="00864cfe"/>
    </style:style>
    <style:style style:name="T24" style:family="text">
      <style:text-properties officeooo:rsid="0087dd9a"/>
    </style:style>
    <style:style style:name="T25" style:family="text">
      <style:text-properties officeooo:rsid="0088cb5e"/>
    </style:style>
    <style:style style:name="T26" style:family="text">
      <style:text-properties officeooo:rsid="0091b984"/>
    </style:style>
    <style:style style:name="T27" style:family="text">
      <style:text-properties officeooo:rsid="00962c4b"/>
    </style:style>
    <style:style style:name="T28" style:family="text">
      <style:text-properties officeooo:rsid="0097869f"/>
    </style:style>
    <style:style style:name="T29" style:family="text">
      <style:text-properties officeooo:rsid="00984ec3"/>
    </style:style>
    <style:style style:name="T30" style:family="text">
      <style:text-properties officeooo:rsid="009a8cf7"/>
    </style:style>
    <style:style style:name="T31" style:family="text">
      <style:text-properties officeooo:rsid="009c6a39"/>
    </style:style>
    <style:style style:name="T32" style:family="text">
      <style:text-properties officeooo:rsid="009c8dff"/>
    </style:style>
    <style:style style:name="T33" style:family="text">
      <style:text-properties officeooo:rsid="009f4aa9"/>
    </style:style>
    <style:style style:name="T34" style:family="text">
      <style:text-properties officeooo:rsid="00a2331b"/>
    </style:style>
    <style:style style:name="T35" style:family="text">
      <style:text-properties officeooo:rsid="00a23e12"/>
    </style:style>
    <style:style style:name="T36" style:family="text">
      <style:text-properties officeooo:rsid="00a3dcc2"/>
    </style:style>
    <style:style style:name="T37" style:family="text">
      <style:text-properties officeooo:rsid="00a7b02c"/>
    </style:style>
    <style:style style:name="T38" style:family="text">
      <style:text-properties officeooo:rsid="00aac070"/>
    </style:style>
    <style:style style:name="T39" style:family="text">
      <style:text-properties officeooo:rsid="00aae02f"/>
    </style:style>
    <style:style style:name="T40" style:family="text">
      <style:text-properties officeooo:rsid="00ac7c61"/>
    </style:style>
    <style:style style:name="T41" style:family="text">
      <style:text-properties officeooo:rsid="00af4874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af4874"/>
    </style:style>
    <style:style style:name="T44" style:family="text">
      <style:text-properties officeooo:rsid="00b0aa41"/>
    </style:style>
    <style:style style:name="T45" style:family="text">
      <style:text-properties officeooo:rsid="00b1261b"/>
    </style:style>
    <style:style style:name="T46" style:family="text">
      <style:text-properties officeooo:rsid="00b2c1a3"/>
    </style:style>
    <style:style style:name="T47" style:family="text">
      <style:text-properties officeooo:rsid="00b2ddab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3">Compte-rendu de<text:line-break/>réunion – </text:span><text:span text:style-name="T18">Jalon 5 <text:line-break/>et avancement</text:span></text:p>
      <text:p text:style-name="Standard"/>
      <text:p text:style-name="P13"><draw:frame draw:style-name="fr3" draw:name="image6.png" text:anchor-type="as-char" svg:y="-1.099cm" svg:width="10.601cm" svg:height="1.506cm" draw:z-index="14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5">🖋️ <text:span text:style-name="T1">Créateur : </text:span><text:span text:style-name="T3">Axel MOURILLON</text:span><text:span text:style-name="T1"> – </text:span><text:span text:style-name="T3">Chef de projet</text:span></text:p>
      <text:p text:style-name="P15">📅 <text:span text:style-name="T1">Date de Création : </text:span><text:span text:style-name="T5">05</text:span><text:span text:style-name="T1">/</text:span><text:span text:style-name="T5">04</text:span><text:span text:style-name="T1">/</text:span><text:span text:style-name="T3">2025</text:span></text:p>
      <text:p text:style-name="P2"/>
      <text:p text:style-name="P9">Membres présents :</text:p>
      <text:section text:style-name="Sect2" text:name="Section1">
        <text:list text:style-name="L1">
          <text:list-item>
            <text:p text:style-name="P37">Loïs ALLAIRE<text:tab/><text:tab/>OUI</text:p>
          </text:list-item>
          <text:list-item>
            <text:p text:style-name="P37">Hugo CLAMOND<text:tab/>OUI</text:p>
          </text:list-item>
          <text:list-item>
            <text:p text:style-name="P37">Axel MOURILLON<text:tab/>OUI </text:p>
          </text:list-item>
          <text:list-item>
            <text:p text:style-name="P37">Arthur YANG<text:tab/><text:tab/>NON</text:p>
          </text:list-item>
        </text:list>
      </text:section>
      <text:p text:style-name="P15"/>
      <text:section text:style-name="Sect2" text:name="Section2">
        <text:p text:style-name="P18"><draw:frame draw:style-name="fr2" draw:name="Image2" text:anchor-type="as-char" svg:y="-0.728cm" svg:width="5.89cm" svg:height="1.669cm" draw:z-index="15"><draw:image xlink:href="Pictures/10000001000001F50000008E5E7BEE69BAE74E54.png" xlink:type="simple" xlink:show="embed" xlink:actuate="onLoad" draw:mime-type="image/png"/></draw:frame></text:p>
        <text:p text:style-name="P12"><draw:frame draw:style-name="fr1" draw:name="Image3" text:anchor-type="as-char" svg:y="-0.466cm" svg:width="6.246cm" svg:height="1.725cm" draw:z-index="16"><draw:image xlink:href="Pictures/10000001000002030000007F431994E204D99CAF.png" xlink:type="simple" xlink:show="embed" xlink:actuate="onLoad" draw:mime-type="image/png"/></draw:frame></text:p>
      </text:section>
      <text:p text:style-name="P19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6">Table des matières</text:p>
          </text:index-title>
          <text:p text:style-name="P24"><text:a xlink:type="simple" xlink:href="#__RefHeading___Toc397_377169772" text:style-name="Index_20_Link" text:visited-style-name="Index_20_Link">Table des figures<text:tab/>1</text:a></text:p>
          <text:p text:style-name="P24"><text:a xlink:type="simple" xlink:href="#__RefHeading___Toc395_377169772" text:style-name="Index_20_Link" text:visited-style-name="Index_20_Link">I. Jalon 5<text:tab/>2</text:a></text:p>
          <text:p text:style-name="P25"><text:a xlink:type="simple" xlink:href="#__RefHeading___Toc399_377169772" text:style-name="Index_20_Link" text:visited-style-name="Index_20_Link">A) Avancé sur le jalon<text:tab/>2</text:a></text:p>
          <text:p text:style-name="P25"><text:a xlink:type="simple" xlink:href="#__RefHeading___Toc399_377169772%20Copie%201" text:style-name="Index_20_Link" text:visited-style-name="Index_20_Link">B) Suite du travail<text:tab/>2</text:a></text:p>
          <text:p text:style-name="P24"><text:a xlink:type="simple" xlink:href="#__RefHeading___Toc395_377169772%20Copie%201" text:style-name="Index_20_Link" text:visited-style-name="Index_20_Link">II. Avancement global<text:tab/>3</text:a></text:p>
          <text:p text:style-name="P25"><text:a xlink:type="simple" xlink:href="#__RefHeading___Toc399_377169772%20Copie%204" text:style-name="Index_20_Link" text:visited-style-name="Index_20_Link">A) Technique<text:tab/>3</text:a></text:p>
          <text:p text:style-name="P25"><text:a xlink:type="simple" xlink:href="#__RefHeading___Toc399_377169772%20Copie%201%20Copie%201" text:style-name="Index_20_Link" text:visited-style-name="Index_20_Link">B) Commercial<text:tab/>4</text:a></text:p>
          <text:p text:style-name="P24"><text:a xlink:type="simple" xlink:href="#__RefHeading___Toc395_377169772%20Copie%202" text:style-name="Index_20_Link" text:visited-style-name="Index_20_Link">III. Autres points<text:tab/>5</text:a></text:p>
          <text:p text:style-name="P25"><text:a xlink:type="simple" xlink:href="#__RefHeading___Toc399_377169772%20Copie%204%20Copie%201" text:style-name="Index_20_Link" text:visited-style-name="Index_20_Link">A) Jalon 6<text:tab/>5</text:a></text:p>
          <text:p text:style-name="P25"><text:a xlink:type="simple" xlink:href="#__RefHeading___Toc399_377169772%20Copie%201%20Copie%201%20Copie%201" text:style-name="Index_20_Link" text:visited-style-name="Index_20_Link">B) Points non-traités<text:tab/>5</text:a></text:p>
          <text:p text:style-name="P24"><text:a xlink:type="simple" xlink:href="#__RefHeading___Toc395_377169772%20Copie%202%20Copie%202" text:style-name="Index_20_Link" text:visited-style-name="Index_20_Link">Prochaine réunion<text:tab/>6</text:a></text:p>
          <text:p text:style-name="P25"><text:a xlink:type="simple" xlink:href="#__RefHeading___Toc399_377169772%20Copie%202%20Copie%202" text:style-name="Index_20_Link" text:visited-style-name="Index_20_Link">Date<text:tab/>6</text:a></text:p>
          <text:p text:style-name="P25"><text:a xlink:type="simple" xlink:href="#__RefHeading___Toc552_377169772%20Copie%201%20Copie%202" text:style-name="Index_20_Link" text:visited-style-name="Index_20_Link">Ordre du jour<text:tab/>6</text:a></text:p>
          <text:p text:style-name="P25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2"/>
      <text:p text:style-name="P2"/>
      <text:p text:style-name="P2"/>
      <text:p text:style-name="P16"><text:bookmark-start text:name="__RefHeading___Toc397_377169772"/><text:span text:style-name="T14">T</text:span>able des figures<text:bookmark-end text:name="__RefHeading___Toc397_377169772"/></text:p>
      <text:p text:style-name="P2"/>
      <text:illustration-index text:style-name="Sect3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0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289636540" text:style-name="L2">
        <text:list-item>
          <text:p text:style-name="P27"><text:bookmark-start text:name="__RefHeading___Toc395_377169772"/>Jalon 5<text:bookmark-end text:name="__RefHeading___Toc395_377169772"/></text:p>
        </text:list-item>
      </text:list>
      <text:p text:style-name="P3"/>
      <text:list xml:id="list50208733" text:style-name="L3">
        <text:list-item>
          <text:p text:style-name="P32"><text:bookmark-start text:name="__RefHeading___Toc399_377169772"/>Avancé sur le jalon <text:bookmark-end text:name="__RefHeading___Toc399_377169772"/></text:p>
        </text:list-item>
      </text:list>
      <text:p text:style-name="P3"/>
      <text:p text:style-name="P50">Réalisé :</text:p>
      <text:list text:style-name="L9">
        <text:list-item>
          <text:p text:style-name="P86"><text:span text:style-name="T6">Définir les termes de</text:span><text:span text:style-name="T4"> valeurs métiers et </text:span><text:span text:style-name="T6">de</text:span><text:span text:style-name="T4"> biens supports </text:span></text:p>
        </text:list-item>
        <text:list-item>
          <text:p text:style-name="P86"><text:span text:style-name="T6">Rédiger les tableaux pour les </text:span><text:span text:style-name="T4">valeurs métiers et </text:span><text:span text:style-name="T6">les</text:span><text:span text:style-name="T4"> biens supports </text:span></text:p>
        </text:list-item>
        <text:list-item>
          <text:p text:style-name="P87"><text:span text:style-name="T7">Définir la matrice de </text:span><text:span text:style-name="T4">pertinence </text:span><text:span text:style-name="T7">des événements redoutés en fonction de leur vraisemblance et de leur </text:span><text:span text:style-name="T4">gravité</text:span></text:p>
        </text:list-item>
        <text:list-item>
          <text:p text:style-name="P91"><text:span text:style-name="T4">A</text:span><text:span text:style-name="T1">ppliquer la matrice aux événements redoutés retenus</text:span></text:p>
        </text:list-item>
        <text:list-item>
          <text:p text:style-name="P92">Réalisation du tableau d’analyse des parties prenantes </text:p>
          <text:list>
            <text:list-header>
              <text:p text:style-name="P92"><text:span text:style-name="T20">⇒ À</text:span> vérifier avec Loïs <text:span text:style-name="T20">ultérieurement</text:span></text:p>
            </text:list-header>
          </text:list>
        </text:list-item>
        <text:list-item>
          <text:p text:style-name="P92">Réalisation d<text:span text:style-name="T20">es</text:span> tableaux des <text:span text:style-name="T20">évé</text:span>nements redoutés <text:span text:style-name="T20">(par Arthur)</text:span></text:p>
          <text:list>
            <text:list-header>
              <text:p text:style-name="P92"><text:span text:style-name="T20">⇒ Pas censé le faire mais conservé en cas de nécessité → </text:span><text:span text:style-name="T27">part d’Hugo non-faite donc pas plus mal</text:span></text:p>
            </text:list-header>
          </text:list>
        </text:list-item>
        <text:list-item>
          <text:p text:style-name="P94">Commencement des scenarii stratégiques </text:p>
          <text:list>
            <text:list-header>
              <text:p text:style-name="P94">⇒ À finir</text:p>
            </text:list-header>
          </text:list>
        </text:list-item>
      </text:list>
      <text:p text:style-name="P3"/>
      <text:p text:style-name="P4"/>
      <text:list xml:id="list185054704379274" text:continue-list="list50208733" text:style-name="L3">
        <text:list-item>
          <text:p text:style-name="P33"><text:bookmark-start text:name="__RefHeading___Toc399_377169772 Copie 1"/>Suite du travail<text:bookmark-end text:name="__RefHeading___Toc399_377169772 Copie 1"/></text:p>
        </text:list-item>
      </text:list>
      <text:p text:style-name="P4"/>
      <text:p text:style-name="P51">À revoir :</text:p>
      <text:list text:style-name="L10">
        <text:list-item>
          <text:p text:style-name="P93"><text:span text:style-name="T21">T</text:span>ableau d’analyse des parties prenantes</text:p>
        </text:list-item>
        <text:list-item>
          <text:p text:style-name="P61"><text:span text:style-name="T28">Le</text:span>s évènements redoutés </text:p>
        </text:list-item>
      </text:list>
      <text:p text:style-name="P51"/>
      <text:p text:style-name="P51">À faire :</text:p>
      <text:list xml:id="list3956237513" text:style-name="L12">
        <text:list-item>
          <text:p text:style-name="P60">Finir les scenarii stratégiques et opérationnel</text:p>
        </text:list-item>
        <text:list-item>
          <text:p text:style-name="P60">Préparer un visuel pour les paires de sources de risques &lt;=&gt; objectifs visés</text:p>
        </text:list-item>
        <text:list-item>
          <text:p text:style-name="P52">Rassembler les éléments séparés en un seul document </text:p>
        </text:list-item>
        <text:list-item>
          <text:p text:style-name="P52">Revoir le document d’analyse de risques</text:p>
        </text:list-item>
      </text:list>
      <text:p text:style-name="P4"/>
      <text:p text:style-name="P4"/>
      <text:p text:style-name="P4"/>
      <text:p text:style-name="P17"/>
      <text:list xml:id="list185056323760957" text:continue-list="list3289636540" text:style-name="L2">
        <text:list-item>
          <text:p text:style-name="P28"><text:bookmark-start text:name="__RefHeading___Toc395_377169772 Copie 1"/>Avancement global<text:bookmark-end text:name="__RefHeading___Toc395_377169772 Copie 1"/></text:p>
        </text:list-item>
      </text:list>
      <text:p text:style-name="P5"/>
      <text:list xml:id="list185056374525898" text:continue-list="list185054704379274" text:style-name="L3">
        <text:list-item text:start-value="1">
          <text:p text:style-name="P30"><text:bookmark-start text:name="__RefHeading___Toc399_377169772 Copie 4"/>Technique<text:bookmark-end text:name="__RefHeading___Toc399_377169772 Copie 4"/></text:p>
        </text:list-item>
      </text:list>
      <text:p text:style-name="P4"/>
      <text:p text:style-name="P53">Retard pris sur l’avancement du site :</text:p>
      <text:list xml:id="list2715933180" text:style-name="L14">
        <text:list-header>
          <text:p text:style-name="P81">Réalisé :</text:p>
          <text:list>
            <text:list-item>
              <text:p text:style-name="P54">Intégration de la charte graphique dans le site</text:p>
              <text:list>
                <text:list-header>
                  <text:p text:style-name="P54">⇒ Pas parfaite, mais suffisante pour le moment</text:p>
                </text:list-header>
              </text:list>
            </text:list-item>
            <text:list-item>
              <text:p text:style-name="P54">Nettoyage des pages du templates et création du squelette de pages du site</text:p>
            </text:list-item>
            <text:list-item>
              <text:p text:style-name="P54">Réalisation de l’en-tête et du pied de page (commun à toutes les pages)</text:p>
            </text:list-item>
            <text:list-item>
              <text:p text:style-name="P54">Structuration complète de la page d’accueil (avec des placeholder)</text:p>
            </text:list-item>
            <text:list-item>
              <text:p text:style-name="P54"/>
            </text:list-item>
          </text:list>
          <text:p text:style-name="P81">Reste à faire :</text:p>
          <text:list text:continue-numbering="true">
            <text:list-item>
              <text:p text:style-name="P54">Structurer les autres pages du site (avec placeholder)</text:p>
            </text:list-item>
            <text:list-item>
              <text:p text:style-name="P56">Créer un compte client t<text:span text:style-name="T29">est</text:span></text:p>
              <text:list>
                <text:list-item>
                  <text:p text:style-name="P56">Historique des commandes </text:p>
                </text:list-item>
                <text:list-item>
                  <text:p text:style-name="P56">Enregistrements des adresses de facturations et de livraison</text:p>
                </text:list-item>
                <text:list-item>
                  <text:p text:style-name="P56">Enregistrement de méthodes de paiements</text:p>
                </text:list-item>
                <text:list-item>
                  <text:p text:style-name="P56">Données personnel<text:span text:style-name="T22">le</text:span>s</text:p>
                </text:list-item>
              </text:list>
            </text:list-item>
            <text:list-item>
              <text:p text:style-name="P55">Créer un article test </text:p>
              <text:list>
                <text:list-item>
                  <text:p text:style-name="P55">Template de fiche de produits (nom, prix, description, etc)</text:p>
                </text:list-item>
                <text:list-item>
                  <text:p text:style-name="P55">Intégration des méthodes de paiements </text:p>
                </text:list-item>
                <text:list-item>
                  <text:p text:style-name="P55">Intégration des moyens de création et de suivis de commandes</text:p>
                </text:list-item>
                <text:list-item>
                  <text:p text:style-name="P55">Intégration des avis sur les articles</text:p>
                </text:list-item>
              </text:list>
            </text:list-item>
            <text:list-item>
              <text:p text:style-name="P56">Créer un post t<text:span text:style-name="T29">est</text:span></text:p>
              <text:list>
                <text:list-item>
                  <text:p text:style-name="P57">Interface du forum <text:span text:style-name="T23">(affichage des posts, suggestions, etc)</text:span></text:p>
                </text:list-item>
                <text:list-item>
                  <text:p text:style-name="P57">Fonction de création et de gestion des posts <text:span text:style-name="T24">en tant qu’auteur</text:span></text:p>
                </text:list-item>
                <text:list-item>
                  <text:p text:style-name="P57">Systèmes de commentaires, de like et de partage (hors W&amp;D)</text:p>
                </text:list-item>
              </text:list>
            </text:list-item>
            <text:list-item>
              <text:p text:style-name="P54">Vérifier le bon fonctionnement de la navigation et d’autres fonctionnalités (responsive, etc)</text:p>
            </text:list-item>
          </text:list>
        </text:list-header>
      </text:list>
      <text:p text:style-name="P4"/>
      <text:p text:style-name="P4"/>
      <text:p text:style-name="P4">Serveur <text:span text:style-name="T25">de monitoring – réalisé</text:span></text:p>
      <text:list text:style-name="L15">
        <text:list-item>
          <text:p text:style-name="P88"><text:span text:style-name="T1">Mise en place des différents moyens </text:span><text:span text:style-name="T8">de</text:span><text:span text:style-name="T1"> récupér</text:span><text:span text:style-name="T8">ation</text:span><text:span text:style-name="T1"> des informations </text:span><text:span text:style-name="T8">des</text:span><text:span text:style-name="T1"> machines</text:span></text:p>
          <text:list>
            <text:list-header>
              <text:p text:style-name="P88"><text:span text:style-name="T8">⇒ </text:span><text:span text:style-name="T1">SNMP E</text:span><text:span text:style-name="T8">xporter</text:span><text:span text:style-name="T1">, P</text:span><text:span text:style-name="T8">rometheus</text:span><text:span text:style-name="T1">, N</text:span><text:span text:style-name="T8">ode</text:span><text:span text:style-name="T1"> E</text:span><text:span text:style-name="T8">xporter</text:span></text:p>
            </text:list-header>
          </text:list>
        </text:list-item>
        <text:list-item>
          <text:p text:style-name="P88"><text:span text:style-name="T1">Mise en place de différents </text:span><text:span text:style-name="T8">dashboards ; état minimum suffisant </text:span><text:span text:style-name="T9">un état de maquette</text:span></text:p>
          <text:list>
            <text:list-header>
              <text:p text:style-name="P88"><text:span text:style-name="T8">⇒ </text:span><text:span text:style-name="T1">logs et métriques</text:span></text:p>
            </text:list-header>
          </text:list>
        </text:list-item>
        <text:list-item>
          <text:p text:style-name="P89"><text:span text:style-name="T1">Mise en place de</text:span><text:span text:style-name="T9">s</text:span><text:span text:style-name="T1"> alertes GRAFANA </text:span><text:span text:style-name="T8"> ; état minimum suffisant </text:span><text:span text:style-name="T9">un état de maquette</text:span></text:p>
          <text:list>
            <text:list-header>
              <text:p text:style-name="P89"><text:span text:style-name="T9">⇒ Si d</text:span><text:span text:style-name="T1">éclenche</text:span><text:span text:style-name="T9">me</text:span><text:span text:style-name="T1">nt → envoi </text:span><text:span text:style-name="T9">d’</text:span><text:span text:style-name="T1">un mail </text:span><text:span text:style-name="T9">à propos </text:span><text:span text:style-name="T10">du</text:span><text:span text:style-name="T1"> problème en question.</text:span></text:p>
            </text:list-header>
          </text:list>
        </text:list-item>
        <text:list-item>
          <text:p text:style-name="P90"><text:span text:style-name="T11">Réalisation d’une</text:span><text:span text:style-name="T1"> vidéo rapide </text:span><text:span text:style-name="T11">afin</text:span><text:span text:style-name="T1"> de montrer comment </text:span><text:span text:style-name="T11">configurer</text:span><text:span text:style-name="T1"> dashboard, alertes et monitoring de manière générale</text:span></text:p>
          <text:list>
            <text:list-header>
              <text:p text:style-name="P90"><text:span text:style-name="T11">⇒ L</text:span><text:span text:style-name="T1">ien dans l’</text:span><text:span text:style-name="T11">arborescence</text:span><text:span text:style-name="T1"> </text:span><text:span text:style-name="T11">G</text:span><text:span text:style-name="T1">it.</text:span></text:p>
            </text:list-header>
          </text:list>
        </text:list-item>
      </text:list>
      <text:p text:style-name="P62">⇒ Vidéo à regarder pour faire des retours</text:p>
      <text:p text:style-name="P4"/>
      <text:p text:style-name="P4"/>
      <text:p text:style-name="P4"/>
      <text:p text:style-name="P58"><text:soft-page-break/>Migration UCS :</text:p>
      <text:list xml:id="list2729164162" text:style-name="L16">
        <text:list-item>
          <text:p text:style-name="P63">Changement du nœud principal vers AARD (plus cohérent)</text:p>
        </text:list-item>
        <text:list-item>
          <text:p text:style-name="P63">Accès par page web</text:p>
          <text:list>
            <text:list-item>
              <text:p text:style-name="P63">Pas d’accès à la page si pas admin</text:p>
            </text:list-item>
            <text:list-item>
              <text:p text:style-name="P63">Port par défaut</text:p>
              <text:p text:style-name="P63">⇒ À voir en phase de sécurisation</text:p>
            </text:list-item>
          </text:list>
        </text:list-item>
        <text:list-item>
          <text:p text:style-name="P39"><text:span text:style-name="T30">Gestion LDAP/</text:span><text:span text:style-name="T31">LDPAS</text:span><text:span text:style-name="T30">, DNS</text:span></text:p>
          <text:list>
            <text:list-header>
              <text:p text:style-name="P64">⇒ Récupération de certificat LDAPS plus simple quand cration d’une nouvelle</text:p>
            </text:list-header>
          </text:list>
        </text:list-item>
        <text:list-item>
          <text:p text:style-name="P64">Par rapport à la tâche de base (configurer proprement l’AD)</text:p>
          <text:list>
            <text:list-item>
              <text:p text:style-name="P64">Meilleur consommation de ressources</text:p>
            </text:list-item>
            <text:list-item>
              <text:p text:style-name="P64">Moins grande surface d’attaque</text:p>
            </text:list-item>
          </text:list>
        </text:list-item>
        <text:list-item>
          <text:p text:style-name="P64">Overall :</text:p>
          <text:list>
            <text:list-item>
              <text:p text:style-name="P64">Les AD peuvent être éteints</text:p>
            </text:list-item>
            <text:list-item>
              <text:p text:style-name="P64">Tout est passé sur l’UCS (RDS, Graphana, Stormshield, Proxmox)</text:p>
            </text:list-item>
          </text:list>
        </text:list-item>
        <text:list-item>
          <text:p text:style-name="P64">Remarques</text:p>
          <text:list>
            <text:list-item>
              <text:p text:style-name="P64">Très bonne solution</text:p>
            </text:list-item>
            <text:list-item>
              <text:p text:style-name="P64">À ne pas utiliser si besoin de </text:p>
            </text:list-item>
            <text:list-item>
              <text:p text:style-name="P64">/!\ SSH : se connecte en root</text:p>
            </text:list-item>
          </text:list>
        </text:list-item>
      </text:list>
      <text:p text:style-name="P65"/>
      <text:p text:style-name="P84">EXTINCTION DES AD DES DEUX SITES : OK </text:p>
      <text:p text:style-name="P40"/>
      <text:p text:style-name="P4"/>
      <text:list xml:id="list185056676161410" text:continue-list="list185056374525898" text:style-name="L3">
        <text:list-item>
          <text:p text:style-name="P30"><text:bookmark-start text:name="__RefHeading___Toc399_377169772 Copie 1 Copie 1"/>Commercial<text:bookmark-end text:name="__RefHeading___Toc399_377169772 Copie 1 Copie 1"/></text:p>
        </text:list-item>
      </text:list>
      <text:p text:style-name="P4"/>
      <text:p text:style-name="P65">Produits personnalisé – staff</text:p>
      <text:list xml:id="list2537414922" text:style-name="L17">
        <text:list-item>
          <text:p text:style-name="P70">Mugs, journal JDR, stand de dés, dés, boîte à dés, stands et bob</text:p>
        </text:list-item>
        <text:list-item>
          <text:p text:style-name="P66">Commandes passées</text:p>
        </text:list-item>
        <text:list-item>
          <text:p text:style-name="P66">Facture à renseignés dans <text:span text:style-name="T33">le Git</text:span></text:p>
        </text:list-item>
      </text:list>
      <text:p text:style-name="P65"/>
      <text:p text:style-name="P65">Carte de visites terminés</text:p>
      <text:list text:style-name="L18">
        <text:list-item>
          <text:p text:style-name="P67">À mettre dans le Git</text:p>
        </text:list-item>
      </text:list>
      <text:p text:style-name="P4"/>
      <text:p text:style-name="P69">Design des <text:span text:style-name="T33">t-shirt : en cours</text:span></text:p>
      <text:p text:style-name="P4"/>
      <text:p text:style-name="P3"/>
      <text:p text:style-name="P3"/>
      <text:list xml:id="list185054886621704" text:continue-list="list185056323760957" text:style-name="L2">
        <text:list-item>
          <text:p text:style-name="P28"><text:bookmark-start text:name="__RefHeading___Toc395_377169772 Copie 2"/>Autres points<text:bookmark-end text:name="__RefHeading___Toc395_377169772 Copie 2"/></text:p>
        </text:list-item>
      </text:list>
      <text:p text:style-name="P6"/>
      <text:list xml:id="list185054730121785" text:continue-list="list185056676161410" text:style-name="L3">
        <text:list-item text:start-value="1">
          <text:p text:style-name="P34"><text:bookmark-start text:name="__RefHeading___Toc399_377169772 Copie 4 Copie 1"/>Jalon 6<text:bookmark-end text:name="__RefHeading___Toc399_377169772 Copie 4 Copie 1"/></text:p>
        </text:list-item>
      </text:list>
      <text:p text:style-name="P6"/>
      <text:p text:style-name="P59">Planifier la préparation du rendu</text:p>
      <text:p text:style-name="P59"><text:span text:style-name="T26">P</text:span>réparer des planning de Gantt fictif pour plaire au jury</text:p>
      <text:p text:style-name="P71">⇒ <text:span text:style-name="T45">Ne p</text:span>as commencé avant la fin du jalon 5 <text:span text:style-name="T46">(qui sera fini dans une à deux semaines)</text:span></text:p>
      <text:p text:style-name="P6"/>
      <text:p text:style-name="P41"/>
      <text:list xml:id="list185056035774934" text:continue-numbering="true" text:style-name="L3">
        <text:list-item>
          <text:p text:style-name="P36"><text:bookmark-start text:name="__RefHeading___Toc399_377169772 Copie 1 Copie 1 Copie 1 Copie 1"/>Phase de sécurisation<text:bookmark-end text:name="__RefHeading___Toc399_377169772 Copie 1 Copie 1 Copie 1 Copie 1"/></text:p>
        </text:list-item>
      </text:list>
      <text:p text:style-name="P41"/>
      <text:p text:style-name="P83">Minimum de sécurisation suggéré :</text:p>
      <text:p text:style-name="P73"><text:span text:style-name="T34">Mise en place de </text:span>UP Armor : p<text:span text:style-name="T44">our le moment configuré </text:span><text:span text:style-name="T34">nul part (sauf </text:span><text:span text:style-name="T44">sur l’</text:span><text:span text:style-name="T34">UCS) </text:span></text:p>
      <text:p text:style-name="P72"/>
      <text:p text:style-name="P74"><text:span text:style-name="T42">Plan d’attaque </text:span><text:span text:style-name="T43">de la phase de sécurisation </text:span><text:span text:style-name="T42"> :</text:span> <text:span text:style-name="T36">2 </text:span><text:span text:style-name="T41">parties</text:span><text:span text:style-name="T36"> – pour économiser du temps d’usure du disques </text:span><text:span text:style-name="T41">sans surcharger le flux au moment de transférer les machines</text:span></text:p>
      <text:p text:style-name="P75"><text:span text:style-name="T38">D’abord sécurisation de certains actifs </text:span><text:span text:style-name="T40">(jusqu’au 26/04/2025)</text:span></text:p>
      <text:p text:style-name="P79">Puis clonage <text:span text:style-name="T39">et configuration</text:span> sur DRYN et clonage des autres actifs au fur et mesure</text:p>
      <text:p text:style-name="P79"/>
      <text:p text:style-name="P82">Déroulé de la deuxième phase de sécurisation :</text:p>
      <text:list xml:id="list2898631277" text:style-name="L19">
        <text:list-item>
          <text:p text:style-name="P76">Sécurisation côté AARD</text:p>
        </text:list-item>
        <text:list-item>
          <text:p text:style-name="P76">Clonage côté DRYN</text:p>
        </text:list-item>
        <text:list-item>
          <text:p text:style-name="P76">Configuration côté DRYN</text:p>
        </text:list-item>
      </text:list>
      <text:p text:style-name="P72"/>
      <text:p text:style-name="P6"/>
      <text:list xml:id="list185055100469997" text:continue-list="list185056035774934" text:style-name="L3">
        <text:list-item>
          <text:p text:style-name="P35"><text:bookmark-start text:name="__RefHeading___Toc399_377169772 Copie 1 Copie 1 Copie 1"/>Points non-traités<text:bookmark-end text:name="__RefHeading___Toc399_377169772 Copie 1 Copie 1 Copie 1"/></text:p>
        </text:list-item>
      </text:list>
      <text:p text:style-name="P6"/>
      <text:p text:style-name="P68">/!\ Mauvaises adresses mails : réseaux et WordPress</text:p>
      <text:p text:style-name="P68"><text:tab/><text:span text:style-name="T32">À modifier !</text:span></text:p>
      <text:p text:style-name="P6"/>
      <text:p text:style-name="P77">Hugo : Moins de temps sur le PTUT (mémoire, BTLO)</text:p>
      <text:p text:style-name="P77"/>
      <text:p text:style-name="P80"><text:span text:style-name="T44">P</text:span>as clairement écrit plus tôt, mais points d’étape de l’état de l’infra et du site réalisés tout au long de la réunion</text:p>
      <text:p text:style-name="P21"><text:bookmark-start text:name="__RefHeading___Toc395_377169772 Copie 2 Copie 2"/>Prochaine réunion<text:bookmark-end text:name="__RefHeading___Toc395_377169772 Copie 2 Copie 2"/></text:p>
      <text:p text:style-name="P7"/>
      <text:p text:style-name="P22"><text:bookmark-start text:name="__RefHeading___Toc399_377169772 Copie 2 Copie 2"/>Date<text:bookmark-end text:name="__RefHeading___Toc399_377169772 Copie 2 Copie 2"/></text:p>
      <text:p text:style-name="P7"/>
      <text:p text:style-name="P23"><text:span text:style-name="T15">S</text:span><text:span text:style-name="T16">amedi </text:span><text:span text:style-name="T19">12 mai</text:span><text:span text:style-name="T16"> </text:span><text:span text:style-name="T17">2025</text:span><text:span text:style-name="T16">, </text:span><text:span text:style-name="T15">de 14h30 à 16h30</text:span></text:p>
      <text:p text:style-name="P7"/>
      <text:p text:style-name="P7"/>
      <text:p text:style-name="P22"><text:bookmark-start text:name="__RefHeading___Toc552_377169772 Copie 1 Copie 2"/>Ordre du jour<text:bookmark-end text:name="__RefHeading___Toc552_377169772 Copie 1 Copie 2"/></text:p>
      <text:p text:style-name="P7"/>
      <text:p text:style-name="P78">Jalon 5 et début <text:span text:style-name="T37">de la </text:span>sécurisation </text:p>
      <text:p text:style-name="P7"/>
      <text:p text:style-name="P7"/>
      <text:p text:style-name="P22"><text:bookmark-start text:name="__RefHeading___Toc552_377169772 Copie 1 Copie 2 Copie 1"/>Devoirs<text:bookmark-end text:name="__RefHeading___Toc552_377169772 Copie 1 Copie 2 Copie 1"/></text:p>
      <text:p text:style-name="P7"/>
      <text:p text:style-name="P8">Tout le monde :</text:p>
      <text:list text:style-name="L4">
        <text:list-item>
          <text:p text:style-name="P42">[Priorité basse] Regarder la vidéo d'Arthur et faire des retours</text:p>
        </text:list-item>
      </text:list>
      <text:p text:style-name="P43">Loïs :<text:span text:style-name="T4"/></text:p>
      <text:list xml:id="list3135050202" text:style-name="L5">
        <text:list-item>
          <text:p text:style-name="P44">[Priorité très haute] Jalon 5 : Revoir finir les scenarii stratégiques et opérationnel</text:p>
        </text:list-item>
        <text:list-item>
          <text:p text:style-name="P44">[Priorité très haute] Jalon 5 : Traiter le nécessaire pour répondre à l'atelier 5 (remédiation)</text:p>
        </text:list-item>
        <text:list-item>
          <text:p text:style-name="P44">[Priorité haute] Se fournir en échantillons – Pour le 12/04/2025 </text:p>
        </text:list-item>
        <text:list-item>
          <text:p text:style-name="P44">[Priorité moyenne] Designer des produits originaux – Pour le 12/04/2025</text:p>
        </text:list-item>
      </text:list>
      <text:p text:style-name="P8">Arthur :</text:p>
      <text:list xml:id="list4042816487" text:style-name="L6">
        <text:list-item>
          <text:p text:style-name="P45">[Priorité très haute] : Modifier les adresses mails erronés</text:p>
        </text:list-item>
        <text:list-item>
          <text:p text:style-name="P46">[Priorité très haute] Jalon 5 : Revoir le tableau d’analyse des parties prenantes</text:p>
          <text:list>
            <text:list-header>
              <text:p text:style-name="P46">Aide : Lois</text:p>
            </text:list-header>
          </text:list>
        </text:list-item>
        <text:list-item>
          <text:p text:style-name="P45">[Priorité très haute] Jalon 5 : Revoir les évènements redoutés </text:p>
          <text:list>
            <text:list-header>
              <text:p text:style-name="P45">Aide : Lois</text:p>
            </text:list-header>
          </text:list>
        </text:list-item>
        <text:list-item>
          <text:p text:style-name="P45">[Priorité très haute] (Si on a le temps cette semaine) Jalon 5 : revue du document d'analyses de risque<text:span text:style-name="T47">s</text:span></text:p>
        </text:list-item>
        <text:list-item>
          <text:p text:style-name="P45">[Priorité haute] Commencer la sécurisation du firewall</text:p>
        </text:list-item>
      </text:list>
      <text:p text:style-name="P8">Hugo :</text:p>
      <text:list xml:id="list828230040" text:style-name="L7">
        <text:list-item>
          <text:p text:style-name="P47">[Priorité très haute] Jalon 5 : Revoir préparer un visuel pour les paires de sources de risques &lt;=&gt; objectifs visés</text:p>
        </text:list-item>
        <text:list-item>
          <text:p text:style-name="P47">[Priorité haute] Commencer la sécurisation de l'UCS</text:p>
        </text:list-item>
        <text:list-item>
          <text:p text:style-name="P47">[Priorité haute] Commencer la sécurisation du reverse proxy / WAF</text:p>
        </text:list-item>
      </text:list>
      <text:p text:style-name="P8">Axel :</text:p>
      <text:list xml:id="list1894816442" text:style-name="L8">
        <text:list-item>
          <text:p text:style-name="P48">[Priorité très haute] Jalon 5 : Revoir rassembler les éléments séparés en un seul document </text:p>
        </text:list-item>
        <text:list-item>
          <text:p text:style-name="P48">[Priorité haute] Mettre à jour le planning actuel et planifier le jalon 6</text:p>
        </text:list-item>
        <text:list-item>
          <text:p text:style-name="P48">[Priorité haute] Avancer la construction du site (structure des pages, débuts des tests comptes/produits/post)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7518c8" officeooo:paragraph-rsid="007518c8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3"><draw:image xlink:href="Pictures/10000000000004030000011A2B7FA017DDC64D01.png" xlink:type="simple" xlink:show="embed" xlink:actuate="onLoad" draw:mime-type="image/png"/></draw:frame></text:p>
          <text:p text:style-name="MP2">Jalon 5 et avancement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9"><draw:image xlink:href="Pictures/100000000000044E000000ADE9B20DD971A4C636.png" xlink:type="simple" xlink:show="embed" xlink:actuate="onLoad" draw:mime-type="image/png"/></draw:frame><text:page-number text:select-page="current">6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4-05T18:49:39.765000000</dc:date>
    <meta:editing-duration>PT7H20M11S</meta:editing-duration>
    <meta:editing-cycles>130</meta:editing-cycles>
    <meta:print-date>2025-01-02T09:51:38.559000000</meta:print-date>
    <meta:printed-by>Fichiers PDF</meta:printed-by>
    <meta:document-statistic meta:table-count="0" meta:image-count="7" meta:object-count="0" meta:page-count="8" meta:paragraph-count="166" meta:word-count="1189" meta:character-count="6568" meta:non-whitespace-character-count="5614"/>
  </office:meta>
</office:document-meta>
</file>